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1.804cm" fo:margin-left="3.459cm" fo:break-before="auto" fo:break-after="auto" table:align="left" fo:keep-with-next="auto" style:may-break-between-rows="true" table:border-model="separating"/>
    </style:style>
    <style:style style:name="Tableau2.A" style:family="table-column">
      <style:table-column-properties style:column-width="8.793cm"/>
    </style:style>
    <style:style style:name="Tableau2.B" style:family="table-column">
      <style:table-column-properties style:column-width="0.711cm"/>
    </style:style>
    <style:style style:name="Tableau2.C" style:family="table-column">
      <style:table-column-properties style:column-width="2.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eeeee" fo:padding="0.049cm" fo:border-left="none" fo:border-right="none" fo:border-top="2pt solid #000000" fo:border-bottom="none" style:writing-mode="page">
        <style:background-image/>
      </style:table-cell-properties>
    </style:style>
    <style:style style:name="Tableau2.A2" style:family="table-cell">
      <style:table-cell-properties fo:background-color="#eeeeee" fo:padding="0cm" fo:border="none" style:writing-mode="page">
        <style:background-image/>
      </style:table-cell-properties>
    </style:style>
    <style:style style:name="Tableau2.A3" style:family="table-cell">
      <style:table-cell-properties fo:background-color="transparent" fo:padding="0.049cm" fo:border-left="none" fo:border-right="none" fo:border-top="2pt solid #000000" fo:border-bottom="2pt solid #000000" style:writing-mode="page">
        <style:background-image/>
      </style:table-cell-properties>
    </style:style>
    <style:style style:name="fees_5f_details" style:display-name="fees_details" style:family="table">
      <style:table-properties style:width="18.8cm" fo:margin-top="0.6cm" fo:margin-bottom="0cm" fo:break-before="auto" fo:break-after="auto" table:align="center" fo:keep-with-next="auto" style:may-break-between-rows="true" table:border-model="collapsing"/>
    </style:style>
    <style:style style:name="fees_5f_details.A" style:display-name="fees_details.A" style:family="table-column">
      <style:table-column-properties style:column-width="2.402cm"/>
    </style:style>
    <style:style style:name="fees_5f_details.B" style:display-name="fees_details.B" style:family="table-column">
      <style:table-column-properties style:column-width="4.498cm"/>
    </style:style>
    <style:style style:name="fees_5f_details.C" style:display-name="fees_details.C" style:family="table-column">
      <style:table-column-properties style:column-width="3cm"/>
    </style:style>
    <style:style style:name="fees_5f_details.D" style:display-name="fees_details.D" style:family="table-column">
      <style:table-column-properties style:column-width="3.2cm"/>
    </style:style>
    <style:style style:name="fees_5f_details.F" style:display-name="fees_details.F" style:family="table-column">
      <style:table-column-properties style:column-width="2.499cm"/>
    </style:style>
    <style:style style:name="fees_5f_details.1" style:display-name="fees_details.1" style:family="table-row">
      <style:table-row-properties fo:keep-together="always"/>
    </style:style>
    <style:style style:name="fees_5f_details.A1" style:display-name="fees_details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fees_5f_details.A2" style:display-name="fees_details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fees_5f_details.B2" style:display-name="fees_details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" style:family="table">
      <style:table-properties style:width="18.8cm" fo:margin-top="0.6cm" fo:margin-bottom="0cm" fo:break-before="auto" fo:break-after="auto" table:align="center" fo:keep-with-next="auto" style:may-break-between-rows="true" table:border-model="collapsing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5.902cm"/>
    </style:style>
    <style:style style:name="Tableau1.C" style:family="table-column">
      <style:table-column-properties style:column-width="4.701cm"/>
    </style:style>
    <style:style style:name="Tableau1.D" style:family="table-column">
      <style:table-column-properties style:column-width="5.001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1be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1ea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1be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1ea43" style:font-size-asian="12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21bec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0261f6" officeooo:paragraph-rsid="0201ea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235c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officeooo:paragraph-rsid="0201ea43"/>
    </style:style>
    <style:style style:name="P13" style:family="paragraph" style:parent-style-name="Table_20_Contents">
      <style:paragraph-properties fo:text-align="center" style:justify-single-word="false"/>
      <style:text-properties officeooo:paragraph-rsid="021bec5d"/>
    </style:style>
    <style:style style:name="P14" style:family="paragraph" style:parent-style-name="Table_20_Contents">
      <style:paragraph-properties fo:text-align="end" style:justify-single-word="false"/>
      <style:text-properties style:font-name="Arial1"/>
    </style:style>
    <style:style style:name="P15" style:family="paragraph" style:parent-style-name="Frame_20_contents">
      <style:text-properties officeooo:rsid="0203af8c" officeooo:paragraph-rsid="0203af8c"/>
    </style:style>
    <style:style style:name="P16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7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8" style:family="paragraph" style:parent-style-name="Header">
      <style:paragraph-properties fo:text-align="end" style:justify-single-word="false"/>
      <style:text-properties officeooo:paragraph-rsid="00c027cd"/>
    </style:style>
    <style:style style:name="P19" style:family="paragraph" style:parent-style-name="Standard">
      <style:text-properties fo:font-size="4pt" officeooo:paragraph-rsid="0007d180" style:font-size-asian="3.5pt" style:font-size-complex="4pt"/>
    </style:style>
    <style:style style:name="P20" style:family="paragraph" style:parent-style-name="Standard">
      <style:text-properties officeooo:paragraph-rsid="01869f86"/>
    </style:style>
    <style:style style:name="P21" style:family="paragraph" style:parent-style-name="Standard">
      <style:text-properties officeooo:paragraph-rsid="020e8815"/>
    </style:style>
    <style:style style:name="P22" style:family="paragraph" style:parent-style-name="Standard">
      <style:text-properties officeooo:paragraph-rsid="0227059c"/>
    </style:style>
    <style:style style:name="P23" style:family="paragraph" style:parent-style-name="Standard">
      <style:text-properties officeooo:paragraph-rsid="023ec4ac"/>
    </style:style>
    <style:style style:name="P24" style:family="paragraph" style:parent-style-name="Standard">
      <style:text-properties officeooo:paragraph-rsid="024041c2"/>
    </style:style>
    <style:style style:name="P25" style:family="paragraph" style:parent-style-name="Standard">
      <style:text-properties officeooo:paragraph-rsid="0242eff2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2763ae" officeooo:paragraph-rsid="01eafc4a" style:font-size-asian="11pt" style:font-size-complex="11pt"/>
    </style:style>
    <style:style style:name="P28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1pt" officeooo:rsid="002763ae" officeooo:paragraph-rsid="0218a250" style:font-size-asian="11pt" style:font-size-complex="11pt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203af8c" officeooo:paragraph-rsid="0203af8c" style:font-size-asian="11pt" style:font-size-complex="11pt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203af8c" officeooo:paragraph-rsid="021bec5d" style:font-size-asian="11pt" style:font-size-complex="11pt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203af8c" officeooo:paragraph-rsid="022eaaf3" style:font-size-asian="11pt" style:font-size-complex="11pt"/>
    </style:style>
    <style:style style:name="P3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1pt" officeooo:rsid="0203af8c" officeooo:paragraph-rsid="0218a250" style:font-size-asian="11pt" style:font-size-complex="11pt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1bec5d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2933f3"/>
    </style:style>
    <style:style style:name="P35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01ea43"/>
    </style:style>
    <style:style style:name="P36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bec5d"/>
    </style:style>
    <style:style style:name="P37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497a4"/>
    </style:style>
    <style:style style:name="P38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1497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1bec5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01ea43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1bec5d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1f08ac" officeooo:paragraph-rsid="021f08ac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3" style:family="paragraph" style:parent-style-name="Heading_20_1">
      <style:paragraph-properties fo:text-align="center" style:justify-single-word="false"/>
      <style:text-properties style:font-name="Arial1" fo:font-size="11pt" officeooo:rsid="020acdd0" officeooo:paragraph-rsid="02296a5f" style:font-size-asian="11pt" style:font-size-complex="11pt"/>
    </style:style>
    <style:style style:name="P44" style:family="paragraph" style:parent-style-name="Heading_20_1">
      <style:paragraph-properties fo:text-align="center" style:justify-single-word="false"/>
      <style:text-properties officeooo:paragraph-rsid="02296a5f"/>
    </style:style>
    <style:style style:name="P4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235c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officeooo:paragraph-rsid="021bec5d"/>
    </style:style>
    <style:style style:name="P47" style:family="paragraph" style:parent-style-name="Standard">
      <style:text-properties style:font-name="Arial1" fo:font-size="8pt" officeooo:rsid="0227059c" officeooo:paragraph-rsid="0242eff2" style:font-size-asian="8pt" style:font-size-complex="8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2933f3"/>
    </style:style>
    <style:style style:name="P50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4c0276" officeooo:paragraph-rsid="024c0276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8pt" officeooo:rsid="022933f3" style:font-size-asian="8pt" style:font-size-complex="8pt"/>
    </style:style>
    <style:style style:name="T3" style:family="text">
      <style:text-properties style:font-name="Arial1" fo:font-size="11pt" officeooo:rsid="020acdd0" style:font-size-asian="11pt" style:font-size-complex="11pt"/>
    </style:style>
    <style:style style:name="T4" style:family="text">
      <style:text-properties style:font-name="Arial1" fo:font-size="11pt" officeooo:rsid="0210cc78" style:font-size-asian="11pt" style:font-size-complex="11pt"/>
    </style:style>
    <style:style style:name="T5" style:family="text">
      <style:text-properties style:font-name="Arial1" fo:font-size="11pt" officeooo:rsid="02296a5f" style:font-size-asian="11pt" style:font-size-complex="11pt"/>
    </style:style>
    <style:style style:name="T6" style:family="text">
      <style:text-properties style:font-name="Arial1" fo:font-size="10pt" officeooo:rsid="01f348c9" style:font-size-asian="10pt" style:font-size-complex="10pt"/>
    </style:style>
    <style:style style:name="T7" style:family="text">
      <style:text-properties style:font-name="Arial1" fo:font-size="10pt" officeooo:rsid="0200f2e1" style:font-size-asian="10pt" style:font-size-complex="10pt"/>
    </style:style>
    <style:style style:name="T8" style:family="text">
      <style:text-properties style:font-name="Arial1" fo:font-size="10pt" officeooo:rsid="01e3cd57" style:font-size-asian="10pt" style:font-size-complex="10pt"/>
    </style:style>
    <style:style style:name="T9" style:family="text">
      <style:text-properties style:font-name="Arial1" fo:font-size="10pt" officeooo:rsid="02280132" style:font-size-asian="10pt" style:font-size-complex="10pt"/>
    </style:style>
    <style:style style:name="T10" style:family="text">
      <style:text-properties style:font-name="Arial1" fo:font-size="10pt" officeooo:rsid="022b71a1" style:font-size-asian="10pt" style:font-size-complex="10pt"/>
    </style:style>
    <style:style style:name="T11" style:family="text">
      <style:text-properties style:font-name="Arial1" fo:font-size="10pt" officeooo:rsid="022c476c" style:font-size-asian="10pt" style:font-size-complex="10pt"/>
    </style:style>
    <style:style style:name="T12" style:family="text">
      <style:text-properties style:font-name="Arial1" fo:font-size="10pt" officeooo:rsid="024da206" style:font-size-asian="10pt" style:font-size-complex="10pt"/>
    </style:style>
    <style:style style:name="T13" style:family="text">
      <style:text-properties style:font-name="Arial1" fo:font-size="7pt" officeooo:rsid="00d2f3b4" style:font-size-asian="7pt" style:font-size-complex="7pt"/>
    </style:style>
    <style:style style:name="T14" style:family="text">
      <style:text-properties style:font-name="Arial1" fo:font-size="7pt" officeooo:rsid="00d936c0" style:font-size-asian="7pt" style:font-size-complex="7pt"/>
    </style:style>
    <style:style style:name="T15" style:family="text">
      <style:text-properties style:font-name="Arial1" fo:font-size="7pt" officeooo:rsid="022b1d37" style:font-size-asian="7pt" style:font-size-complex="7pt"/>
    </style:style>
    <style:style style:name="T16" style:family="text">
      <style:text-properties style:font-name="Arial1" fo:font-size="7pt" officeooo:rsid="02271140" style:font-size-asian="7pt" style:font-size-complex="7pt"/>
    </style:style>
    <style:style style:name="T17" style:family="text">
      <style:text-properties style:font-name="Arial1" fo:font-size="7pt" officeooo:rsid="0227059c" style:font-size-asian="7pt" style:font-size-complex="7pt"/>
    </style:style>
    <style:style style:name="T18" style:family="text">
      <style:text-properties style:font-name="Arial1" fo:font-size="7pt" officeooo:rsid="023ec4ac" style:font-size-asian="7pt" style:font-size-complex="7pt"/>
    </style:style>
    <style:style style:name="T19" style:family="text">
      <style:text-properties style:font-name="Arial1" fo:font-size="7pt" officeooo:rsid="024041c2" style:font-size-asian="7pt" style:font-size-complex="7pt"/>
    </style:style>
    <style:style style:name="T20" style:family="text">
      <style:text-properties style:font-name="Arial1" fo:font-size="7pt" officeooo:rsid="0242eff2" style:font-size-asian="7pt" style:font-size-complex="7pt"/>
    </style:style>
    <style:style style:name="T21" style:family="text">
      <style:text-properties officeooo:rsid="01541986"/>
    </style:style>
    <style:style style:name="T22" style:family="text">
      <style:text-properties officeooo:rsid="0151f0c8"/>
    </style:style>
    <style:style style:name="T23" style:family="text">
      <style:text-properties officeooo:rsid="01e3cd57"/>
    </style:style>
    <style:style style:name="T24" style:family="text">
      <style:text-properties officeooo:rsid="01facca3"/>
    </style:style>
    <style:style style:name="T25" style:family="text">
      <style:text-properties fo:font-size="10pt" officeooo:rsid="0227059c" style:font-size-asian="10pt" style:font-size-complex="10pt"/>
    </style:style>
    <style:style style:name="T2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1497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24e7e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2c476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235c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officeooo:rsid="0218a250"/>
    </style:style>
    <style:style style:name="T31" style:family="text">
      <style:text-properties officeooo:rsid="021f08ac"/>
    </style:style>
    <style:style style:name="T32" style:family="text">
      <style:text-properties officeooo:rsid="02468efe"/>
    </style:style>
    <style:style style:name="T33" style:family="text">
      <style:text-properties officeooo:rsid="024a132d"/>
    </style:style>
    <style:style style:name="T34" style:family="text">
      <style:text-properties officeooo:rsid="024ac4f9"/>
    </style:style>
    <style:style style:name="T35" style:family="text">
      <style:text-properties officeooo:rsid="024e9213"/>
    </style:style>
    <style:style style:name="T36" style:family="text">
      <style:text-properties officeooo:rsid="02503c8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Supplier name" text:name="py3o.o.partner_id.display_name"/>
        <text:user-field-decl office:value-type="string" office:string-value="Computation name" text:name="py3o.o.display_name"/>
        <text:user-field-decl office:value-type="float" office:value="0" text:name="py3o.detail.fees"/>
        <text:user-field-decl office:value-type="string" office:string-value="Detail device" text:name="py3o.detail.lot_id.name"/>
        <text:user-field-decl office:value-type="string" office:string-value="Detail contract name" text:name="py3o.detail.contract_id.name"/>
        <text:user-field-decl office:value-type="float" office:value="0" text:name="py3o.o.fees"/>
        <text:user-field-decl office:value-type="string" office:string-value="Company Currency" text:name="py3o.user.company_id.currency_id"/>
        <text:user-field-decl office:value-type="string" office:string-value="Company Currency" text:name="py3o.user.company_id.currency_id.symbol"/>
        <text:user-field-decl office:value-type="string" office:string-value="Fees Definition Name" text:name="py3o.o.fees_defintion_id.name"/>
        <text:user-field-decl office:value-type="string" office:string-value="Computation date" text:name="py3o.until_date"/>
        <text:user-field-decl office:value-type="string" office:string-value="Fees Definition Name" text:name="py3o.o.fees_definition_id.name"/>
        <text:user-field-decl office:value-type="string" office:string-value="Formatted fees" text:name="py3o.formatted_fees"/>
        <text:user-field-decl office:value-type="string" office:string-value="Formatted to invoice" text:name="py3o.formatted_to_invoice"/>
        <text:user-field-decl office:value-type="string" office:string-value="Formatted invoiced" text:name="py3o.formatted_invoices"/>
        <text:user-field-decl office:value-type="string" office:string-value="Formatted invoiced" text:name="py3o.formatted_invoiced"/>
      </text:user-field-decls>
      <text:p text:style-name="P48"><text:a xlink:type="simple" xlink:href="py3o://for=%22obj%20in%20objects%22" text:style-name="Internet_20_link" text:visited-style-name="Visited_20_Internet_20_Link"><text:span text:style-name="T1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1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21"><text:a xlink:type="simple" xlink:href="py3o://with=%22until_date=o_format_date(o.until_date,%20lang_code=lang)%22" text:style-name="Internet_20_link" text:visited-style-name="Visited_20_Internet_20_Link"><text:span text:style-name="T15">with="until_date=o_format_date(o.until_date, lang_code=lang)"</text:span></text:a></text:p>
      <text:p text:style-name="P22"><text:a xlink:type="simple" xlink:href="py3o://with=%22rental_details=o.rental_details()%22" text:style-name="Internet_20_link" text:visited-style-name="Visited_20_Internet_20_Link"><text:span text:style-name="T16">with="rental_details=o.rental_details()"</text:span></text:a></text:p>
      <text:p text:style-name="P22"><text:a xlink:type="simple" xlink:href="py3o://with=%22compensation_details=o.compensation_details()%22" text:style-name="Internet_20_link" text:visited-style-name="Visited_20_Internet_20_Link"><text:span text:style-name="T17">with="compensation_details=o.compensation_details()"</text:span></text:a></text:p>
      <text:p text:style-name="P23"><text:a xlink:type="simple" xlink:href="py3o://with=%22formatted_fees=o_format_lang(o.fees,%20monetary=True,%20currency_obj=user.company_id.currency_id,%20lang_code=lang)%22" text:style-name="Internet_20_link" text:visited-style-name="Visited_20_Internet_20_Link"><text:span text:style-name="T18">with="formatted_fees=o_format_lang(o.fees, monetary=True, currency_obj=user.company_id.currency_id, lang_code=lang)"</text:span></text:a></text:p>
      <text:p text:style-name="P24"><text:a xlink:type="simple" xlink:href="py3o://with=%22formatted_to_invoice=o_format_lang(o.amount_to_be_invoiced(),%20monetary=True,%20currency_obj=user.company_id.currency_id,%20lang_code=lang)%22" text:style-name="Internet_20_link" text:visited-style-name="Visited_20_Internet_20_Link"><text:span text:style-name="T19">with="formatted_to_invoice=o_format_lang(o.amount_to_be_invoiced(), monetary=True, currency_obj=user.company_id.currency_id, lang_code=lang)"</text:span></text:a></text:p>
      <text:p text:style-name="P25"><text:a xlink:type="simple" xlink:href="py3o://with=%22formatted_invoiced=o_format_lang(o.fees%20-%20o.amount_to_be_invoiced(),%20monetary=True,%20currency_obj=user.company_id.currency_id,%20lang_code=lang)%22" text:style-name="Internet_20_link" text:visited-style-name="Visited_20_Internet_20_Link"><text:span text:style-name="T20">with="formatted_invoiced=o_format_lang(o.fees - o.amount_to_be_invoiced(), monetary=True, currency_obj=user.company_id.currency_id, lang_code=lang)"</text:span></text:a></text:p>
      <text:p text:style-name="P47"/>
      <text:h text:style-name="P43" text:outline-level="1"><text:user-field-get text:name="py3o.o.fees_definition_id.name">Fees Definition Name</text:user-field-get></text:h>
      <text:h text:style-name="P44" text:outline-level="1"><text:span text:style-name="T5">S</text:span><text:span text:style-name="T4">ituation at date:</text:span><text:span text:style-name="T3"> </text:span><text:span text:style-name="T3"><text:user-field-get text:name="py3o.until_date">Computation date</text:user-field-get></text:span></text:h>
      <text:p text:style-name="P28"/>
      <text:p text:style-name="P32"/>
      <table:table table:name="Tableau2" table:style-name="Tableau2" table:template-name="Financier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0">Fees since the beginning of the agreement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1"><text:user-field-get text:name="py3o.formatted_fees">Formatted fees</text:user-field-get></text:p>
          </table:table-cell>
        </table:table-row>
        <table:table-row table:style-name="Tableau2.1">
          <table:table-cell table:style-name="Tableau2.A2" office:value-type="string">
            <text:p text:style-name="P10">- Fees already invoice<text:span text:style-name="T33">d</text:span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4"><text:span text:style-name="T29">- </text:span><text:span text:style-name="T29"><text:user-field-get text:name="py3o.formatted_invoiced">Formatted invoiced</text:user-field-get></text:span></text:p>
          </table:table-cell>
        </table:table-row>
        <table:table-row>
          <table:table-cell table:style-name="Tableau2.A3" office:value-type="string">
            <text:p text:style-name="P10"><text:span text:style-name="T32">= </text:span>Fees to be invoice<text:span text:style-name="T34">d</text:span></text:p>
          </table:table-cell>
          <table:table-cell table:style-name="Tableau2.A3" office:value-type="string">
            <text:p text:style-name="P11"/>
          </table:table-cell>
          <table:table-cell table:style-name="Tableau2.A3" office:value-type="string">
            <text:p text:style-name="P11"><text:user-field-get text:name="py3o.formatted_to_invoice">Formatted to invoice</text:user-field-get></text:p>
          </table:table-cell>
        </table:table-row>
      </table:table>
      <text:p text:style-name="P31"/>
      <text:p text:style-name="P31"/>
      <text:p text:style-name="P29"><text:span text:style-name="T30">Detailed rental fees since the beginning of the agreement</text:span>:</text:p>
      <table:table table:name="fees_details" table:style-name="fees_5f_details" table:template-name="Élégant">
        <table:table-column table:style-name="fees_5f_details.A"/>
        <table:table-column table:style-name="fees_5f_details.B"/>
        <table:table-column table:style-name="fees_5f_details.C"/>
        <table:table-column table:style-name="fees_5f_details.D" table:number-columns-repeated="2"/>
        <table:table-column table:style-name="fees_5f_details.F"/>
        <table:table-header-rows>
          <table:table-row table:style-name="fees_5f_details.1">
            <table:table-cell table:style-name="fees_5f_details.A1" office:value-type="string">
              <text:p text:style-name="P40">Fees <text:span text:style-name="T24">(</text:span><text:span text:style-name="T24"><text:user-field-get text:name="py3o.user.company_id.currency_id.symbol">Company Currency</text:user-field-get></text:span><text:span text:style-name="T24">)</text:span></text:p>
            </table:table-cell>
            <table:table-cell table:style-name="fees_5f_details.A1" office:value-type="string">
              <text:p text:style-name="P40">Device</text:p>
            </table:table-cell>
            <table:table-cell table:style-name="fees_5f_details.A1" office:value-type="string">
              <text:p text:style-name="P40">Rental ref</text:p>
            </table:table-cell>
            <table:table-cell table:style-name="fees_5f_details.A1" office:value-type="string">
              <text:p text:style-name="P40">Period start</text:p>
            </table:table-cell>
            <table:table-cell table:style-name="fees_5f_details.A1" office:value-type="string">
              <text:p text:style-name="P40">Period end</text:p>
            </table:table-cell>
            <table:table-cell table:style-name="fees_5f_details.A1" office:value-type="string">
              <text:p text:style-name="P9">Current fees</text:p>
            </table:table-cell>
          </table:table-row>
        </table:table-header-rows>
        <table:table-row table:style-name="fees_5f_details.1">
          <table:table-cell table:style-name="fees_5f_details.A2" office:value-type="string">
            <text:p text:style-name="P35"><text:a xlink:type="simple" xlink:href="py3o://for=%22detail%20in%20rental_details%22" text:style-name="Internet_20_link" text:visited-style-name="Visited_20_Internet_20_Link"><text:span text:style-name="T9">for="detail in rental_details"</text:span></text:a></text:p>
          </table:table-cell>
          <table:table-cell table:style-name="fees_5f_details.B2">
            <text:p text:style-name="P7"/>
          </table:table-cell>
          <table:table-cell table:style-name="fees_5f_details.B2">
            <text:p text:style-name="P7"/>
          </table:table-cell>
          <table:table-cell table:style-name="fees_5f_details.B2">
            <text:p text:style-name="P7"/>
          </table:table-cell>
          <table:table-cell table:style-name="fees_5f_details.B2">
            <text:p text:style-name="P7"/>
          </table:table-cell>
          <table:table-cell table:style-name="fees_5f_details.B2">
            <text:p text:style-name="P7"/>
          </table:table-cell>
        </table:table-row>
        <table:table-row table:style-name="fees_5f_details.1">
          <table:table-cell table:style-name="fees_5f_details.A2" office:value-type="string">
            <text:p text:style-name="P35"><text:a xlink:type="simple" xlink:href="py3o://function=%22o_format_lang(detail.fees,%20monetary=True,%20lang_code=lang)%22" text:style-name="Internet_20_link" text:visited-style-name="Visited_20_Internet_20_Link"><text:span text:style-name="T11">function="o_format_lang(detail.fees, monetary=True, lang_code=lang)"</text:span></text:a></text:p>
          </table:table-cell>
          <table:table-cell table:style-name="fees_5f_details.A2" office:value-type="string">
            <text:p text:style-name="P4"><text:a xlink:type="simple" xlink:href="py3o://function=%22detail.lot_id.name%22" text:style-name="Internet_20_link" text:visited-style-name="Visited_20_Internet_20_Link"><text:span text:style-name="T6">function="detail.lot_id.name"</text:span></text:a></text:p>
          </table:table-cell>
          <table:table-cell table:style-name="fees_5f_details.A2" office:value-type="string">
            <text:p text:style-name="P6"><text:a xlink:type="simple" xlink:href="py3o://function=%22detail.contract_id.name%22" text:style-name="Internet_20_link" text:visited-style-name="Visited_20_Internet_20_Link"><text:span text:style-name="T6">function="detail.contract_id.name"</text:span></text:a></text:p>
          </table:table-cell>
          <table:table-cell table:style-name="fees_5f_details.A2" office:value-type="string">
            <text:p text:style-name="P12"><text:a xlink:type="simple" xlink:href="py3o://function=%22o_format_date(detail.from_date,%20lang_code=lang)%22" text:style-name="Internet_20_link" text:visited-style-name="Visited_20_Internet_20_Link"><text:span text:style-name="T10">function="o_format_date(detail.from_date, lang_code=lang)"</text:span></text:a></text:p>
          </table:table-cell>
          <table:table-cell table:style-name="fees_5f_details.A2" office:value-type="string">
            <text:p text:style-name="P12"><text:a xlink:type="simple" xlink:href="py3o://function=%22o_format_date(detail.to_date,%20lang_code=lang)%22" text:style-name="Internet_20_link" text:visited-style-name="Visited_20_Internet_20_Link"><text:span text:style-name="T10">function="o_format_date(detail.to_date, lang_code=lang)"</text:span></text:a></text:p>
          </table:table-cell>
          <table:table-cell table:style-name="fees_5f_details.A2" office:value-type="string">
            <text:p text:style-name="P4"><text:a xlink:type="simple" xlink:href="py3o://function=%22detail.fees_definition_line_id.format_fees_amount()%22" text:style-name="Internet_20_link" text:visited-style-name="Visited_20_Internet_20_Link"><text:span text:style-name="T7">function="detail.fees_definition_line_id.format_fees_amount()"</text:span></text:a></text:p>
          </table:table-cell>
        </table:table-row>
        <table:table-row table:style-name="fees_5f_details.1">
          <table:table-cell table:style-name="fees_5f_details.A2" office:value-type="string">
            <text:p text:style-name="P38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</table:table-row>
        <table:table-row table:style-name="fees_5f_details.1">
          <table:table-cell table:style-name="fees_5f_details.A1" table:number-columns-spanned="6" office:value-type="string">
            <text:p text:style-name="P37"><text:span text:style-name="T27">Sub-t</text:span><text:span text:style-name="T26">otal: </text:span><text:a xlink:type="simple" xlink:href="py3o://function=%22o_format_lang(sum(rental_details.mapped('fees')),%20monetary=True,%20currency_obj=user.company_id.currency_id,%20lang_code=lang)%22" text:style-name="Internet_20_link" text:visited-style-name="Visited_20_Internet_20_Link"><text:span text:style-name="T28">function="o_format_lang(sum(rental_details.mapped('fees')), monetary=True, currency_obj=user.company_id.currency_id, lang_code=lang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33"><text:a xlink:type="simple" xlink:href="py3o://if=%22compensation_details%22" text:style-name="Internet_20_link" text:visited-style-name="Visited_20_Internet_20_Link"><text:span text:style-name="T2">if="compensation_details"</text:span></text:a></text:p>
      <text:p text:style-name="P30"><text:span text:style-name="T30">Detailed compensations since the beginning of the agreement</text:span>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41"><text:span text:style-name="T31">Compensation</text:span> <text:span text:style-name="T24">(</text:span><text:span text:style-name="T24"><text:user-field-get text:name="py3o.user.company_id.currency_id.symbol">Company Currency</text:user-field-get></text:span><text:span text:style-name="T24">)</text:span></text:p>
            </table:table-cell>
            <table:table-cell table:style-name="Tableau1.A1" office:value-type="string">
              <text:p text:style-name="P41">Device</text:p>
            </table:table-cell>
            <table:table-cell table:style-name="Tableau1.A1" office:value-type="string">
              <text:p text:style-name="P50"><text:span text:style-name="T36">Reason</text:span></text:p>
            </table:table-cell>
            <table:table-cell table:style-name="Tableau1.A1" office:value-type="string">
              <text:p text:style-name="P42">Incident date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36"><text:a xlink:type="simple" xlink:href="py3o://for=%22detail%20in%20compensation_details%22" text:style-name="Internet_20_link" text:visited-style-name="Visited_20_Internet_20_Link"><text:span text:style-name="T25">for="detail in compensation_details"</text:span></text:a></text:p>
          </table:table-cell>
          <table:table-cell table:style-name="Tableau1.B2">
            <text:p text:style-name="P8"/>
          </table:table-cell>
          <table:table-cell table:style-name="Tableau1.B2">
            <text:p text:style-name="P8"/>
          </table:table-cell>
          <table:table-cell table:style-name="Tableau1.B2">
            <text:p text:style-name="P8"/>
          </table:table-cell>
        </table:table-row>
        <text:soft-page-break/>
        <table:table-row table:style-name="Tableau1.1">
          <table:table-cell table:style-name="Tableau1.A2" office:value-type="string">
            <text:p text:style-name="P36"><text:a xlink:type="simple" xlink:href="py3o://function=%22o_format_lang(detail.fees,%20monetary=True,%20lang_code=lang)%22" text:style-name="Internet_20_link" text:visited-style-name="Visited_20_Internet_20_Link"><text:span text:style-name="T11">function="o_format_lang(detail.fees, monetary=True, lang_code=lang)"</text:span></text:a></text:p>
          </table:table-cell>
          <table:table-cell table:style-name="Tableau1.A2" office:value-type="string">
            <text:p text:style-name="P5"><text:a xlink:type="simple" xlink:href="py3o://function=%22detail.lot_id.name%22" text:style-name="Internet_20_link" text:visited-style-name="Visited_20_Internet_20_Link"><text:span text:style-name="T6">function="detail.lot_id.name"</text:span></text:a></text:p>
          </table:table-cell>
          <table:table-cell table:style-name="Tableau1.A2" office:value-type="string">
            <text:p text:style-name="P13"><text:a xlink:type="simple" xlink:href="py3o://function=%22dict(detail.fields_get([%22fees_type%22])[%22fees_type%22][%22selection%22])[detail.fees_type]%22" text:style-name="Internet_20_link" text:visited-style-name="Visited_20_Internet_20_Link"><text:span text:style-name="T35">function="dict(detail.fields_get(["fees_type"])["fees_type"]["selection"])[detail.fees_type]"</text:span></text:a></text:p>
          </table:table-cell>
          <table:table-cell table:style-name="Tableau1.A2" office:value-type="string">
            <text:p text:style-name="P13"><text:a xlink:type="simple" xlink:href="py3o://function=%22o_format_date(detail.to_date,%20lang_code=lang)%22" text:style-name="Internet_20_link" text:visited-style-name="Visited_20_Internet_20_Link"><text:span text:style-name="T10">function="o_format_date(detail.to_date, lang_code=lang)"</text:span></text:a></text:p>
          </table:table-cell>
        </table:table-row>
        <table:table-row table:style-name="Tableau1.1">
          <table:table-cell table:style-name="Tableau1.A2" office:value-type="string">
            <text:p text:style-name="P39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1.B2">
            <text:p text:style-name="P3"/>
          </table:table-cell>
          <table:table-cell table:style-name="Tableau1.B2">
            <text:p text:style-name="P3"/>
          </table:table-cell>
          <table:table-cell table:style-name="Tableau1.B2">
            <text:p text:style-name="P3"/>
          </table:table-cell>
        </table:table-row>
        <table:table-row table:style-name="Tableau1.1">
          <table:table-cell table:style-name="Tableau1.A1" table:number-columns-spanned="4" office:value-type="string">
            <text:p text:style-name="P36"><text:span text:style-name="T27">Sub-t</text:span><text:span text:style-name="T26">otal: </text:span><text:a xlink:type="simple" xlink:href="py3o://function=%22o_format_lang(sum(compensation_details.mapped('fees')),%20monetary=True,%20currency_obj=user.company_id.currency_id,%20lang_code=lang)%22" text:style-name="Internet_20_link" text:visited-style-name="Visited_20_Internet_20_Link"><text:span text:style-name="T28">function="o_format_lang(sum(compensation_details.mapped('fees')), monetary=True, currency_obj=user.company_id.currency_id, lang_code=lang)"</text:span></text:a></text:p>
          </table:table-cell>
          <table:covered-table-cell/>
          <table:covered-table-cell/>
          <table:covered-table-cell/>
        </table:table-row>
      </table:table>
      <text:p text:style-name="P34"><text:a xlink:type="simple" xlink:href="py3o:///if" text:style-name="Internet_20_link" text:visited-style-name="Visited_20_Internet_20_Link"><text:span text:style-name="T2">/if</text:span></text:a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20"><text:a xlink:type="simple" xlink:href="py3o:///for" text:style-name="Internet_20_link" text:visited-style-name="Visited_20_Internet_20_Link"><text:span text:style-name="T2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Élégant.1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2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3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4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5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6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7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8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9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0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1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2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3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4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5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6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nancier.1" style:family="table-cell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2" style:family="table-cell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3" style:family="table-cell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4" style:family="table-cell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5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6" style:family="table-cell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7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8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9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0" style:family="table-cell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1" style:family="table-cell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2" style:family="table-cell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3" style:family="table-cell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14" style:family="table-cell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15" style:family="table-cell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6" style:family="table-cell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Elegant" table:first-row-end-column="row" table:first-row-start-column="row" table:last-row-end-column="row" table:last-row-start-column="row">
      <table:first-row table:style-name="Élégant.1"/>
      <table:last-row table:style-name="Élégant.2"/>
      <table:first-column table:style-name="Élégant.3"/>
      <table:last-column table:style-name="Élégant.4"/>
      <table:body table:style-name="Élégant.9"/>
      <table:even-rows table:style-name="Élégant.5"/>
      <table:odd-rows table:style-name="Élégant.6"/>
      <table:even-columns table:style-name="Élégant.7"/>
      <table:odd-columns table:style-name="Élégant.8"/>
      <table:background table:style-name="Élégant.10"/>
      <loext:first-row-even-column table:style-name="Élégant.15"/>
      <loext:last-row-even-column table:style-name="Élégant.16"/>
      <loext:first-row-end-column table:style-name="Élégant.12"/>
      <loext:first-row-start-column table:style-name="Élégant.11"/>
      <loext:last-row-end-column table:style-name="Élégant.14"/>
      <loext:last-row-start-column table:style-name="Élégant.13"/>
    </table:table-template>
    <table:table-template table:name="Financial" table:first-row-end-column="row" table:first-row-start-column="row" table:last-row-end-column="row" table:last-row-start-column="row">
      <table:first-row table:style-name="Financier.1"/>
      <table:last-row table:style-name="Financier.2"/>
      <table:first-column table:style-name="Financier.3"/>
      <table:last-column table:style-name="Financier.4"/>
      <table:body table:style-name="Financier.9"/>
      <table:even-rows table:style-name="Financier.5"/>
      <table:odd-rows table:style-name="Financier.6"/>
      <table:even-columns table:style-name="Financier.7"/>
      <table:odd-columns table:style-name="Financier.8"/>
      <table:background table:style-name="Financier.10"/>
      <loext:first-row-even-column table:style-name="Financier.15"/>
      <loext:last-row-even-column table:style-name="Financier.16"/>
      <loext:first-row-end-column table:style-name="Financier.12"/>
      <loext:first-row-start-column table:style-name="Financier.11"/>
      <loext:last-row-end-column table:style-name="Financier.14"/>
      <loext:last-row-start-column table:style-name="Financier.13"/>
    </table:table-template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Frame_20_contents">
      <style:text-properties officeooo:rsid="0203af8c" officeooo:paragraph-rsid="0203af8c"/>
    </style:style>
    <style:style style:name="MP3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officeooo:paragraph-rsid="00c027c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officeooo:rsid="01541986"/>
    </style:style>
    <style:style style:name="MT3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1"><draw:text-box><text:p text:style-name="MP2"/></draw:text-box></draw:frame></text:p>
            </table:table-cell>
            <table:table-cell table:style-name="Tableau12.A1" office:value-type="string">
              <text:p text:style-name="MP3"><text:user-field-get text:name="py3o.user.company_id.name">Company Name</text:user-field-get></text:p>
              <text:p text:style-name="MP3"><text:user-field-get text:name="py3o.user.company_id.street">Company Street</text:user-field-get></text:p>
              <text:p text:style-name="MP4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3"><text:user-field-get text:name="py3o.user.company_id.country_id.name">Company Country</text:user-field-get></text:p>
              <text:p text:style-name="MP3"><text:user-field-get text:name="py3o.user.company_id.website">Company Website</text:user-field-get></text:p>
            </table:table-cell>
          </table:table-row>
        </table:table>
        <text:p text:style-name="MP5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6"><text:user-field-get text:name="py3o.user.company_id.name">Company Name</text:user-field-get><text:s/><text:user-field-get text:name="py3o.user.company_id.legal_type">Company Legal Type</text:user-field-get></text:p>
        <text:p text:style-name="MP6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2">-</text:span> <text:user-field-get text:name="py3o.user.company_id.country_id.name">Company Country</text:user-field-get><text:span text:style-name="MT3"><text:s/>- </text:span><text:span text:style-name="MT3"><text:user-field-get text:name="py3o.user.company_id.website">Company Website</text:user-field-get></text:span></text:p>
        <text:p text:style-name="MP6">SIRET : <text:user-field-get text:name="py3o.user.company_id.siret">Company SIRET</text:user-field-get><text:s/>– <text:span text:style-name="MT3">RCS : </text:span><text:span text:style-name="MT3"><text:user-field-get text:name="py3o.user.company_id.company_registry">Company Registry</text:user-field-get></text:span><text:span text:style-name="MT3"><text:s/>- </text:span>TVA : <text:user-field-get text:name="py3o.user.company_id.vat">Company VAT</text:user-field-get></text:p>
        <text:p text:style-name="MP6"/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2-11-15T22:58:57.927907224</dc:date>
    <meta:editing-duration>P1DT17H25M43S</meta:editing-duration>
    <meta:editing-cycles>555</meta:editing-cycles>
    <meta:generator>LibreOffice/6.1.5.2$Linux_X86_64 LibreOffice_project/10$Build-2</meta:generator>
    <meta:document-statistic meta:table-count="4" meta:image-count="0" meta:object-count="0" meta:page-count="2" meta:paragraph-count="58" meta:word-count="178" meta:character-count="2314" meta:non-whitespace-character-count="2192"/>
  </office:meta>
</office:document-meta>
</file>